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Your intimidating “M” shelf</text:span></text:h>
      <text:p text:style-name="Text_20_body">A collection of works, each with a different high-gravitas Latin title — all in the <text:span text:style-name="Emphasis">Malonianus</text:span> family — but each implying a different type of knowledge.</text:p>
      <text:h text:style-name="Heading_20_3" text:outline-level="3"><text:span text:style-name="Strong_20_Emphasis">1. The Encyclopedic Master</text:span></text:h>
      <text:list xml:id="list5972891121233822004" text:style-name="L1">
        <text:list-item>
          <text:p text:style-name="P1"><text:span text:style-name="Strong_20_Emphasis">Magnum Regium Malonianum Rerum Index Omnium</text:span><text:line-break/><text:span text:style-name="Emphasis">The Great Royal Malonean Index of All Things</text:span><text:line-break/><text:span text:style-name="Emphasis">(Your magnum opus. Encyclopedic. World-spanning.)</text:span></text:p>
        </text:list-item>
      </text:list>
      <text:h text:style-name="Heading_20_3" text:outline-level="3"><text:span text:style-name="Strong_20_Emphasis">2. The Scholarly Handbook</text:span></text:h>
      <text:list xml:id="list3867273175673909503" text:style-name="L2">
        <text:list-item>
          <text:p text:style-name="P2"><text:span text:style-name="Strong_20_Emphasis">Malonianus Rerum Enchiridion Universale</text:span><text:line-break/><text:span text:style-name="Emphasis">The Malonean Universal Handbook of Things</text:span><text:line-break/><text:span text:style-name="Emphasis">(Compact but deep. The “practical genius” volume.)</text:span></text:p>
        </text:list-item>
      </text:list>
      <text:h text:style-name="Heading_20_3" text:outline-level="3"><text:span text:style-name="Strong_20_Emphasis">3. The Philosophical Tome</text:span></text:h>
      <text:list xml:id="list3888861585430303763" text:style-name="L3">
        <text:list-item>
          <text:p text:style-name="P3"><text:span text:style-name="Strong_20_Emphasis">Malonianus Regius Epitome Sapientiae</text:span><text:line-break/><text:span text:style-name="Emphasis">The Royal Malonean Summary of Wisdom</text:span><text:line-break/><text:span text:style-name="Emphasis">(Makes people think you’ve distilled Aristotle and Newton into one book.)</text:span></text:p>
        </text:list-item>
      </text:list>
      <text:h text:style-name="Heading_20_3" text:outline-level="3"><text:span text:style-name="Strong_20_Emphasis">4. The Historical Record</text:span></text:h>
      <text:list xml:id="list4168893807960476721" text:style-name="L4">
        <text:list-item>
          <text:p text:style-name="P4"><text:span text:style-name="Strong_20_Emphasis">Index Regius Malonianus Historiae Orbis</text:span><text:line-break/><text:span text:style-name="Emphasis">The Royal Malonean Index of the History of the World</text:span><text:line-break/><text:span text:style-name="Emphasis">(Sounds like you own the master chronicle of civilization.)</text:span></text:p>
        </text:list-item>
      </text:list>
      <text:h text:style-name="Heading_20_3" text:outline-level="3"><text:span text:style-name="Strong_20_Emphasis">5. The Language Authority</text:span></text:h>
      <text:list xml:id="list5075756514443730427" text:style-name="L5">
        <text:list-item>
          <text:p text:style-name="P5"><text:span text:style-name="Strong_20_Emphasis">Malonianus Rerum Lexicon Universale</text:span><text:line-break/><text:span text:style-name="Emphasis">The Malonean Universal Dictionary of Things</text:span><text:line-break/><text:span text:style-name="Emphasis">(The intimidating “dictionary so big it could kill a man” volume.)</text:span></text:p>
        </text:list-item>
      </text:list>
      <text:p text:style-name="Horizontal_20_Line"/>
      <text:p text:style-name="Text_20_body">Even as blank-page “dummy” books with ornate leather spines — the visual intimidation factor will be enormous.<text:line-break/>You could even vary the spine colors: deep oxblood for history, navy for science, emerald for philosophy, black for the encyclopedic volumes.</text:p>
      <text:p text:style-name="Horizontal_20_Line"/>
      <text:p text:style-name="Text_20_body">If you want, I can <text:span text:style-name="Strong_20_Emphasis">design a matching set of 17th–18th century style title pages and spines</text:span> for all these names, so your shelf looks like the Vatican Secret Archives but with “Malonianus” everywhere. That would be true <text:span text:style-name="Emphasis">intellectual theat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2S</meta:editing-duration>
    <meta:editing-cycles>5</meta:editing-cycles>
    <meta:generator>OpenOffice/4.1.15$Win32 OpenOffice.org_project/4115m2$Build-9813</meta:generator>
    <dc:date>2025-08-13T22:12:04.17</dc:date>
    <dc:creator>Joseph Malone</dc:creator>
    <meta:document-statistic meta:table-count="0" meta:image-count="0" meta:object-count="0" meta:page-count="1" meta:paragraph-count="14" meta:word-count="236" meta:character-count="1515"/>
    <meta:user-defined meta:name="Info 1"/>
    <meta:user-defined meta:name="Info 2"/>
    <meta:user-defined meta:name="Info 3"/>
    <meta:user-defined meta:name="Info 4"/>
  </office:meta>
</office:document-meta>
</file>